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259975498079829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403548077354230294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80417879346634040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14647014992402785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02160122922491808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435129617280485287"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262295266818158100"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36996322111047112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655916" text:continue-list="list8262295266818158100"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9852314858526806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62954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65507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637358"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63956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654522"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470042574819847566"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19094449126300319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82357610495971058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627520"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200341497730499602"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3400627863227031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964024587995834382" text:style-name="L15">
        <text:list-item>
          <text:list>
            <text:list-header>
              <text:p text:style-name="P170">1.5 miles averaging about 9:40/mile and rest 1 min</text:p>
            </text:list-header>
          </text:list>
        </text:list-item>
      </text:list>
      <text:p text:style-name="P23">1 mile in 8:26 and rest 2 min</text:p>
      <text:list xml:id="list297486207247962193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656209237674681072"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653447"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824830834855294454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91864184866094064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2385685763472898079"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632436" text:continue-list="list6918641848660940641" text:style-name="L19">
        <text:list-item>
          <text:list>
            <text:list-header>
              <text:p text:style-name="P174">(Pace*HR)=1240</text:p>
            </text:list-header>
          </text:list>
        </text:list-item>
      </text:list>
      <text:list xml:id="list41639508" text:continue-list="list8248308348552944547" text:style-name="L18">
        <text:list-item>
          <text:list>
            <text:list-header>
              <text:p text:style-name="P173">2 miles at 10:46/mile Ave HR= 121 bpm and rest a few minutes</text:p>
            </text:list-header>
          </text:list>
        </text:list-item>
      </text:list>
      <text:list xml:id="list41656507" text:continue-list="list4163243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163414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7201368309425902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46532727800955591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554706866091240926"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4650698147398875861"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574571078432223549"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49810789213836031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162790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64900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225858231476965716"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145605772556571780"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75125853701674125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4T21:39:34.37</dc:date>
    <dc:creator>James Lombardi</dc:creator>
    <meta:editing-duration>P19DT32M20S</meta:editing-duration>
    <meta:editing-cycles>1480</meta:editing-cycles>
    <meta:generator>OpenOffice/4.1.2$Win32 OpenOffice.org_project/412m3$Build-9782</meta:generator>
    <meta:document-statistic meta:table-count="0" meta:image-count="9" meta:object-count="0" meta:page-count="156" meta:paragraph-count="4434" meta:word-count="48505" meta:character-count="249237"/>
  </office:meta>
</office:document-meta>
</file>